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731cm"/>
    </style:style>
    <style:style style:name="co2" style:family="table-column">
      <style:table-column-properties fo:break-before="auto" style:column-width="2.704cm"/>
    </style:style>
    <style:style style:name="co3" style:family="table-column">
      <style:table-column-properties fo:break-before="auto" style:column-width="1.75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yenne totale</text:p>
          </table:table-cell>
          <table:table-cell office:value-type="string" calcext:value-type="string">
            <text:p>variance total</text:p>
          </table:table-cell>
          <table:table-cell table:number-columns-repeated="2"/>
        </table:table-row>
        <table:table-row table:style-name="ro1">
          <table:table-cell table:formula="of:= AVERAGE([.A1:.A10])" office:value-type="float" office:value="10.7" calcext:value-type="float">
            <text:p>10,7</text:p>
          </table:table-cell>
          <table:table-cell table:formula="of:=VARP([.A1:.A10])" office:value-type="float" office:value="15.81" calcext:value-type="float">
            <text:p>15,81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moyenne</text:p>
          </table:table-cell>
          <table:table-cell table:formula="of:=AVERAGE([.A1];[.A4];[.A6];[.A9])" office:value-type="float" office:value="10" calcext:value-type="float">
            <text:p>10</text:p>
          </table:table-cell>
          <table:table-cell office:value-type="string" calcext:value-type="string">
            <text:p>moyenne</text:p>
          </table:table-cell>
          <table:table-cell table:formula="of:=AVERAGE([.A2];[.A3];[.A5];[.A7];[.A8];[.A10])" office:value-type="float" office:value="11.1666666666667" calcext:value-type="float">
            <text:p>11,1666666667</text:p>
          </table:table-cell>
        </table:table-row>
        <table:table-row table:style-name="ro2">
          <table:table-cell office:value-type="string" calcext:value-type="string">
            <text:p>variance</text:p>
          </table:table-cell>
          <table:table-cell table:formula="of:=VARP([.A1];[.A4];[.A6];[.A9])" office:value-type="float" office:value="16.5" calcext:value-type="float">
            <text:p>16,5</text:p>
          </table:table-cell>
          <table:table-cell office:value-type="string" calcext:value-type="string">
            <text:p>variance</text:p>
          </table:table-cell>
          <table:table-cell table:formula="of:=VARP([.A2];[.A3];[.A5];[.A7];[.A8];[.A10])" office:value-type="float" office:value="14.8055555555556" calcext:value-type="float">
            <text:p>14,8055555556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variance inter</text:p>
          </table:table-cell>
          <table:table-cell table:formula="of:=SUM([.B17]/[.B14]*[.B19];[.D17]/[.B14]*[.D19])" office:value-type="float" office:value="15.4833333333333" calcext:value-type="float">
            <text:p>15,483333333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variance intra</text:p>
          </table:table-cell>
          <table:table-cell table:formula="of:=SUM([.B17]/[.B14]*POWER([.B18]-[.A12];2);[.D17]/[.B14]*POWER([.D18]-[.A12];2))" office:value-type="float" office:value="0.326666666666666" calcext:value-type="float">
            <text:p>0,3266666667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formula="of:=SUM([.B20:.B22])" office:value-type="float" office:value="15.81" calcext:value-type="float">
            <text:p>15,81</text:p>
          </table:table-cell>
          <table:table-cell table:number-columns-repeated="2"/>
        </table:table-row>
        <table:table-row table:style-name="ro2">
          <table:table-cell/>
          <table:table-cell table:formula="of:=IF([.B24]=[.B12];1;0)"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7T15:58:17.222979192</meta:creation-date>
    <dc:date>2014-04-17T14:16:29.115141479</dc:date>
    <meta:editing-duration>PT1H51M20S</meta:editing-duration>
    <meta:editing-cycles>3</meta:editing-cycles>
    <meta:generator>LibreOffice/4.1.3.2$Linux_x86 LibreOffice_project/410m0$Build-2</meta:generator>
    <meta:document-statistic meta:table-count="1" meta:cell-count="46" meta:object-count="0"/>
  </office:meta>
</office:document-meta>
</file>